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966" officeooo:paragraph-rsid="001f1966"/>
    </style:style>
    <style:style style:name="P2" style:family="paragraph" style:parent-style-name="Standard">
      <style:text-properties officeooo:rsid="00207a9e" officeooo:paragraph-rsid="00207a9e"/>
    </style:style>
    <style:style style:name="P3" style:family="paragraph" style:parent-style-name="Standard">
      <style:text-properties officeooo:paragraph-rsid="00207a9e"/>
    </style:style>
    <style:style style:name="P4" style:family="paragraph" style:parent-style-name="Standard">
      <style:text-properties officeooo:paragraph-rsid="00217c33"/>
    </style:style>
    <style:style style:name="P5" style:family="paragraph" style:parent-style-name="Standard">
      <style:text-properties officeooo:paragraph-rsid="0021ad6f"/>
    </style:style>
    <style:style style:name="P6" style:family="paragraph" style:parent-style-name="Standard">
      <style:text-properties officeooo:paragraph-rsid="0023866b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07a9e"/>
    </style:style>
    <style:style style:name="T2" style:family="text">
      <style:text-properties officeooo:rsid="00217c33"/>
    </style:style>
    <style:style style:name="T3" style:family="text">
      <style:text-properties officeooo:rsid="0021ad6f"/>
    </style:style>
    <style:style style:name="T4" style:family="text">
      <style:text-properties officeooo:rsid="0023866b"/>
    </style:style>
    <style:style style:name="T5" style:family="text">
      <style:text-properties officeooo:rsid="001f19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top admin hints</text:p>
      <text:p text:style-name="P1"/>
      <text:p text:style-name="P6"><text:span text:style-name="T5">When installing <text:s/>tensorflow, use ‘pip3 install tensorflow’. <text:s/>Also </text:span></text:p>
      <text:p text:style-name="P6">conda install cudatoolkit</text:p>
      <text:p text:style-name="P7">conda install cudnn</text:p>
      <text:p text:style-name="P1"/>
      <text:p text:style-name="P1"/>
      <text:p text:style-name="P3"><text:span text:style-name="T1">To get Firefox to show Udemy videos, </text:span><text:span text:style-name="Source_20_Text">sudo apt-get install ubuntu-restricted-extras</text:span></text:p>
      <text:p text:style-name="P3"><text:span text:style-name="Source_20_Text"/></text:p>
      <text:p text:style-name="P4"><text:span text:style-name="Source_20_Text"><text:span text:style-name="T2">In postgresql, commands end in ;</text:span></text:span></text:p>
      <text:p text:style-name="P4"><text:span text:style-name="Source_20_Text"/></text:p>
      <text:p text:style-name="P5"><text:span text:style-name="Source_20_Text"><text:span text:style-name="T3">When installing psycopg2, use </text:span></text:span><text:span text:style-name="Source_20_Text">pip3 install psycopg2</text:span></text:p>
      <text:p text:style-name="P5"><text:span text:style-name="Source_20_Text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34:50.051529261</meta:creation-date>
    <dc:date>2019-04-15T09:26:43.358721046</dc:date>
    <meta:editing-duration>PT12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1" meta:character-count="293" meta:non-whitespace-character-count="256"/>
  </office:meta>
</office:document-meta>
</file>